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===========================================</text:span></text:p>
      <text:p text:style-name="P1"><text:span text:style-name="T1"><text:tab/><text:tab/><text:tab/><text:tab/>Global variables and Local Variables</text:span></text:p>
      <text:p text:style-name="P1"><text:span text:style-name="T1"><text:tab/><text:tab/><text:tab/>===========================================</text:span></text:p>
      <text:p text:style-name="P1"><text:span text:style-name="T1">=&gt;Local Variables are those which are defined / used Inside of Function Body.</text:span></text:p>
      <text:p text:style-name="P1"><text:span text:style-name="T1">=&gt;Local Variables can be used for storing temporary <text:s/>result of Function.</text:span></text:p>
      <text:p text:style-name="P1"><text:span text:style-name="T1">=&gt;The Values of Local Variables can be used inside of same Function Definition but not </text:span></text:p>
      <text:p text:style-name="P1"><text:span text:style-name="T1"><text:s text:c="4"/>possible to access in other part of the program and in other Function Definition. </text:span></text:p>
      <text:p text:style-name="P1"><text:span text:style-name="T1">---------------------------------------------------------------------------------------------------------------------------------------</text:span></text:p>
      <text:p text:style-name="P1"><text:span text:style-name="T1">=&gt;Global variables are those which <text:s/>are used for Representing Common values for Multiple Different Function calls and Saves the Memory Space.</text:span></text:p>
      <text:p text:style-name="P1"><text:span text:style-name="T1">=&gt;Global variables must be defined before all function calls. So that we can access the global variable values in all the function definitions. Otherwise we can't access.</text:span></text:p>
      <text:p text:style-name="P2"/>
      <text:p text:style-name="P2"/>
      <text:p text:style-name="P1"><text:span text:style-name="T1">=&gt;Syntax:</text:span></text:p>
      <text:p text:style-name="P1"><text:span text:style-name="T1"><text:tab/><text:tab/><text:tab/>Var1=Val1</text:span></text:p>
      <text:p text:style-name="P1"><text:span text:style-name="T1"><text:tab/><text:tab/><text:tab/>Var2=Val2</text:span></text:p>
      <text:p text:style-name="P1"><text:span text:style-name="T1"><text:tab/><text:tab/><text:tab/>-------------</text:span></text:p>
      <text:p text:style-name="P1"><text:span text:style-name="T1"><text:tab/><text:tab/><text:tab/>Var-n=Val-n</text:span></text:p>
      <text:p text:style-name="P2"/>
      <text:p text:style-name="P1"><text:span text:style-name="T1"><text:tab/><text:tab/><text:tab/>def <text:s text:c="4"/>functionname1(.....):</text:span></text:p>
      <text:p text:style-name="P1"><text:span text:style-name="T1"><text:tab/><text:tab/><text:tab/> <text:s text:c="10"/>var22=val22</text:span></text:p>
      <text:p text:style-name="P1"><text:span text:style-name="T1"><text:tab/><text:tab/><text:tab/><text:tab/> <text:s text:c="2"/>var23=val23</text:span></text:p>
      <text:p text:style-name="P1"><text:span text:style-name="T1"><text:tab/><text:tab/><text:tab/><text:tab/> <text:s text:c="2"/>------------------</text:span></text:p>
      <text:p text:style-name="P1"><text:span text:style-name="T1"><text:tab/><text:tab/><text:tab/>def <text:s text:c="4"/>functionname2(.....):</text:span></text:p>
      <text:p text:style-name="P1"><text:span text:style-name="T1"><text:tab/><text:tab/><text:tab/> <text:s text:c="10"/>var32=val32</text:span></text:p>
      <text:p text:style-name="P1"><text:span text:style-name="T1"><text:tab/><text:tab/><text:tab/><text:tab/> <text:s text:c="2"/>var33=val33</text:span></text:p>
      <text:p text:style-name="P2"><text:soft-page-break/></text:p>
      <text:p text:style-name="P2"/>
      <text:p text:style-name="P1"><text:span text:style-name="T1">=&gt;here Var1,Var2...Var-n are called <text:s/>Global variables for functiondefinition1() and </text:span></text:p>
      <text:p text:style-name="P1"><text:span text:style-name="T1"><text:tab/><text:tab/><text:tab/><text:tab/><text:tab/><text:tab/><text:tab/><text:tab/><text:tab/><text:tab/><text:tab/>functiondefinition2()</text:span></text:p>
      <text:p text:style-name="P1"><text:span text:style-name="T1">=&gt;here Var22,Var23... are called <text:s/>Local Varbales <text:s/>functiondefinition1()</text:span></text:p>
      <text:p text:style-name="P1"><text:span text:style-name="T1">=&gt;here Var32,Var33... are called <text:s/>Local Varbales <text:s/>in functiondefinition2()</text:span></text:p>
      <text:p text:style-name="P2"/>
      <text:p text:style-name="P1"><text:span text:style-name="T1">=====================================================================</text:span></text:p>
      <text:p text:style-name="P1"><text:span text:style-name="T1">Examples:</text:span></text:p>
      <text:p text:style-name="P1"><text:span text:style-name="T1">-------------------------------</text:span></text:p>
      <text:p text:style-name="P1"><text:span text:style-name="T1">#globallocalvarex3.py</text:span></text:p>
      <text:p text:style-name="P1"><text:span text:style-name="T1">def <text:s text:c="2"/>learnML():</text:span></text:p>
      <text:p text:style-name="P1"><text:span text:style-name="T1"><text:tab/>sub1="Machine Learning" <text:s/># here sub1 is called Local Variable</text:span></text:p>
      <text:p text:style-name="P1"><text:span text:style-name="T1"><text:tab/>print("\nTo Learn and Code in <text:s/>'{}' , we use '{}' Programming ".format(sub1,lang))</text:span></text:p>
      <text:p text:style-name="P1"><text:span text:style-name="T1"><text:tab/>#print(sub2,sub3)---Error bcoz sub2 and subj3 are local variables in other Functions</text:span></text:p>
      <text:p text:style-name="P2"/>
      <text:p text:style-name="P1"><text:span text:style-name="T1">def <text:s text:c="2"/>learnDL():</text:span></text:p>
      <text:p text:style-name="P1"><text:span text:style-name="T1"><text:tab/>sub2="Deep Learning" <text:s/># here sub2 is called Local Variable</text:span></text:p>
      <text:p text:style-name="P1"><text:span text:style-name="T1"><text:tab/>print("\nTo Learn and Code in <text:s/>'{}' , we use '{}' Programming ".format(sub2,lang))</text:span></text:p>
      <text:p text:style-name="P1"><text:span text:style-name="T1"><text:tab/>#print(sub1,sub3)---Error bcoz sub1 and subj3 are local variables in other Functions</text:span></text:p>
      <text:p text:style-name="P1"><text:span text:style-name="T1">def <text:s text:c="2"/>learnIOT():</text:span></text:p>
      <text:p text:style-name="P1"><text:span text:style-name="T1"><text:tab/>sub3="IOT" <text:s/># here sub3 is called Local Variable</text:span></text:p>
      <text:p text:style-name="P1"><text:span text:style-name="T1"><text:tab/>print("\nTo Learn and Code in <text:s/>'{}' , we use '{}' Programming ".format(sub3,lang))</text:span></text:p>
      <text:p text:style-name="P1"><text:span text:style-name="T1"><text:tab/>#print(sub1,sub2)---Error bcoz sub1 and subj1 are local variables in other Functions</text:span></text:p>
      <text:p text:style-name="P1"><text:span text:style-name="T1">#main program</text:span></text:p>
      <text:p text:style-name="P1"><text:span text:style-name="T1">lang="PYTHON" <text:s/># Global Variable</text:span></text:p>
      <text:p text:style-name="P1"><text:soft-page-break/><text:span text:style-name="T1">learnML()</text:span></text:p>
      <text:p text:style-name="P1"><text:span text:style-name="T1">learnDL()</text:span></text:p>
      <text:p text:style-name="P1"><text:span text:style-name="T1">learnIOT()</text:span></text:p>
      <text:p text:style-name="P1"><text:span text:style-name="T1">=================================X====================================</text:span></text:p>
      <text:p text:style-name="P2"/>
      <text:p text:style-name="P1"><text:span text:style-name="T1">Examples:</text:span></text:p>
      <text:p text:style-name="P1"><text:span text:style-name="T1">----------------------</text:span></text:p>
      <text:p text:style-name="P1"><text:span text:style-name="T1">#globallocalvarex4.py</text:span></text:p>
      <text:p text:style-name="P1"><text:span text:style-name="T1">def <text:s text:c="2"/>learnML():</text:span></text:p>
      <text:p text:style-name="P1"><text:span text:style-name="T1"><text:tab/>sub1="Machine Learning" <text:s/># here sub1 is called Local Variable</text:span></text:p>
      <text:p text:style-name="P1"><text:span text:style-name="T1"><text:tab/>print("\nTo Learn and Code in <text:s/>'{}' , we use '{}' Programming ".format(sub1,lang))</text:span></text:p>
      <text:p text:style-name="P2"/>
      <text:p text:style-name="P1"><text:span text:style-name="T1">def <text:s text:c="2"/>learnDL():</text:span></text:p>
      <text:p text:style-name="P1"><text:span text:style-name="T1"><text:tab/>sub2="Deep Learning" <text:s/># here sub2 is called Local Variable</text:span></text:p>
      <text:p text:style-name="P1"><text:span text:style-name="T1"><text:tab/>print("\nTo Learn and Code in <text:s/>'{}' , we use '{}' Programming ".format(sub2,lang))</text:span></text:p>
      <text:p text:style-name="P2"/>
      <text:p text:style-name="P1"><text:span text:style-name="T1">def <text:s text:c="2"/>learnIOT():</text:span></text:p>
      <text:p text:style-name="P1"><text:span text:style-name="T1"><text:tab/>sub3="IOT" <text:s/># here sub3 is called Local Variable</text:span></text:p>
      <text:p text:style-name="P1"><text:span text:style-name="T1"><text:tab/>print("\nTo Learn and Code in <text:s/>'{}' , we use '{}' Programming ".format(sub3,lang))</text:span></text:p>
      <text:p text:style-name="P2"/>
      <text:p text:style-name="P1"><text:span text:style-name="T1">#main program</text:span></text:p>
      <text:p text:style-name="P1"><text:span text:style-name="T1">learnML()</text:span></text:p>
      <text:p text:style-name="P1"><text:span text:style-name="T1">learnDL()</text:span></text:p>
      <text:p text:style-name="P1"><text:span text:style-name="T1">learnIOT()</text:span></text:p>
      <text:p text:style-name="P1"><text:span text:style-name="T1">lang="PYTHON" <text:s/># Global Variable <text:s/>--here we can' t access Variable lang in learnML(), learnDL() and LearnIOT() bcoz It is defined after Function Call.</text:span></text:p>
      <text:p text:style-name="P2"/>
      <text:p text:style-name="P1"><text:soft-page-break/><text:span text:style-name="T1">====================================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6" meta:word-count="367" meta:character-count="3177" meta:non-whitespace-character-count="2728"/>
    <meta:generator>LibreOfficeDev/6.0.5.2$Linux_X86_64 LibreOffice_project/</meta:generator>
  </office:meta>
</office:document-meta>
</file>